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fo:min-height="0cm" fo:min-width="0cm" fo:wrap-option="no-wrap"/>
    </style:style>
    <style:style style:name="gr2" style:family="graphic" style:parent-style-name="objectwithoutfill">
      <style:graphic-properties svg:stroke-width="0.102cm" svg:stroke-color="#000000" draw:marker-start-width="0.152cm" draw:marker-end="Arrow_20_concave" draw:marker-end-width="0.457cm" draw:fill="solid" draw:fill-color="#ffffff" draw:textarea-vertical-align="middle" fo:padding-top="0.176cm" fo:padding-bottom="0.176cm" fo:padding-left="0.301cm" fo:padding-right="0.301cm"/>
    </style:style>
    <style:style style:name="gr3" style:family="graphic" style:parent-style-name="standard">
      <style:graphic-properties svg:stroke-color="#000000" draw:fill="solid" draw:fill-color="#ffffff" draw:textarea-horizontal-align="justify" draw:textarea-vertical-align="middle" draw:auto-grow-height="false"/>
    </style:style>
    <style:style style:name="gr4" style:family="graphic" style:parent-style-name="objectwithoutfill">
      <style:graphic-properties svg:stroke-width="0.102cm" svg:stroke-color="#000000" draw:marker-start="Arrow_20_concave" draw:marker-start-width="0.457cm" draw:marker-end="Arrow_20_concave" draw:marker-end-width="0.457cm" draw:fill="solid" draw:fill-color="#ffffff" draw:textarea-vertical-align="middle" fo:padding-top="0.176cm" fo:padding-bottom="0.176cm" fo:padding-left="0.301cm" fo:padding-right="0.301cm"/>
    </style:style>
    <style:style style:name="gr5" style:family="graphic" style:parent-style-name="objectwithoutfill">
      <style:graphic-properties svg:stroke-width="0.102cm" svg:stroke-color="#000000" draw:marker-start-width="0.305cm" draw:marker-end="Arrow_20_concave" draw:marker-end-width="0.458cm" draw:fill="solid" draw:fill-color="#ffffff" draw:textarea-vertical-align="middle" fo:padding-top="0.176cm" fo:padding-bottom="0.176cm" fo:padding-left="0.301cm" fo:padding-right="0.301cm"/>
    </style:style>
    <style:style style:name="gr6" style:family="graphic" style:parent-style-name="standard">
      <style:graphic-properties svg:stroke-color="#000000" draw:marker-end="" draw:fill-color="#ffffff" draw:textarea-horizontal-align="justify" draw:textarea-vertical-align="middle" draw:auto-grow-height="false"/>
    </style:style>
    <style:style style:name="gr7" style:family="graphic" style:parent-style-name="standard">
      <style:graphic-properties svg:stroke-color="#77216f" draw:fill="solid" draw:fill-color="#ffffff"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objectwithoutfill">
      <style:graphic-properties svg:stroke-color="#77216f" draw:fill="none" draw:textarea-vertical-align="middle"/>
    </style:style>
    <style:style style:name="gr10" style:family="graphic" style:parent-style-name="standard">
      <style:graphic-properties svg:stroke-color="#000000" draw:fill-color="#ffff66"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color="#77216f"/>
    </style:style>
    <style:style style:name="T1" style:family="text">
      <style:text-properties fo:font-size="14pt" style:font-size-asian="14pt" style:font-size-complex="14pt"/>
    </style:style>
    <style:style style:name="T2" style:family="text">
      <style:text-properties fo:color="#77216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564cm" svg:height="2.046cm" svg:x="9.118cm" svg:y="2.254cm">
          <text:p text:style-name="P1">We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 draw:text-style-name="P1" draw:layer="layout" draw:type="line" svg:x1="10.9cm" svg:y1="4.3cm" svg:x2="10.867cm" svg:y2="6.082cm" draw:start-shape="id1" draw:start-glue-point="2" draw:end-shape="id2" draw:end-glue-point="4" svg:d="M10900 4300l-33 1782" svg:viewBox="0 0 34 1783">
          <text:p/>
        </draw:connector>
        <draw:custom-shape draw:style-name="gr3" draw:text-style-name="P1" xml:id="id3" draw:id="id3" draw:layer="layout" svg:width="3.564cm" svg:height="3.168cm" svg:x="9.118cm" svg:y="10.9cm">
          <text:p text:style-name="P1">Interpreter</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1" xml:id="id4" draw:id="id4" draw:layer="layout" svg:width="4.224cm" svg:height="2.376cm" svg:x="15.725cm" svg:y="11.264cm">
          <text:p text:style-name="P1">Model</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2" draw:text-style-name="P1" draw:layer="layout" draw:type="line" svg:x1="12.682cm" svg:y1="12.484cm" svg:x2="15.725cm" svg:y2="12.452cm" draw:start-shape="id3" draw:start-glue-point="7" draw:end-shape="id4" draw:end-glue-point="6" svg:d="M12682 12484l3043-32" svg:viewBox="0 0 3044 33">
          <text:p/>
        </draw:connector>
        <draw:custom-shape draw:style-name="gr3" draw:text-style-name="P1" xml:id="id5" draw:id="id5" draw:layer="layout" svg:width="2.904cm" svg:height="3.036cm" svg:x="22.78cm" svg:y="10.966cm">
          <text:p text:style-name="P1">SPARQL</text:p>
          <text:p text:style-name="P1">Store</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 draw:text-style-name="P1" draw:layer="layout" draw:type="line" svg:x1="19.949cm" svg:y1="12.452cm" svg:x2="22.78cm" svg:y2="12.484cm" draw:start-shape="id4" draw:start-glue-point="10" draw:end-shape="id5" svg:d="M19949 12452l2831 32" svg:viewBox="0 0 2832 33">
          <text:p/>
        </draw:connector>
        <draw:custom-shape draw:style-name="gr3" draw:text-style-name="P1" xml:id="id6" draw:id="id6" draw:layer="layout" svg:width="4.158cm" svg:height="2.508cm" svg:x="22.252cm" svg:y="16.444cm">
          <text:p text:style-name="P1">Browser</text:p>
          <draw:enhanced-geometry svg:viewBox="0 0 21600 21600" draw:glue-points="10800 0 0 10800 10800 21600 18000 10800" draw:text-areas="3600 0 18000 21600" draw:mirror-horizontal="false" draw:mirror-vertical="false" draw:type="flowchart-stored-data" draw:enhanced-path="M 3600 21600 X 0 10800 3600 0 L 21600 0 X 18000 10800 21600 21600 Z N"/>
        </draw:custom-shape>
        <draw:connector draw:style-name="gr4" draw:text-style-name="P1" draw:layer="layout" draw:type="line" svg:x1="24.331cm" svg:y1="16.444cm" svg:x2="24.232cm" svg:y2="14.002cm" draw:start-shape="id6" draw:start-glue-point="4" draw:end-shape="id5" draw:end-glue-point="7" svg:d="M24331 16444l-99-2442" svg:viewBox="0 0 100 2443">
          <text:p/>
        </draw:connector>
        <draw:custom-shape draw:style-name="gr3" draw:text-style-name="P1" xml:id="id2" draw:id="id2" draw:layer="layout" svg:width="4.026cm" svg:height="3.3cm" svg:x="8.854cm" svg:y="6.082cm">
          <text:p text:style-name="P1">Connector</text:p>
          <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2" draw:text-style-name="P1" draw:layer="layout" draw:type="line" svg:x1="10.867cm" svg:y1="9.382cm" svg:x2="10.9cm" svg:y2="10.9cm" draw:end-shape="id3" draw:end-glue-point="4" svg:d="M10867 9382l33 1518" svg:viewBox="0 0 34 1519">
          <text:p/>
        </draw:connector>
        <draw:connector draw:style-name="gr5" draw:text-style-name="P1" draw:layer="layout" svg:x1="24.232cm" svg:y1="10.966cm" svg:x2="12.88cm" svg:y2="7.732cm" draw:start-shape="id5" draw:start-glue-point="5" draw:end-shape="id2" draw:end-glue-point="7" svg:d="M24232 10966v-3234h-11352" svg:viewBox="0 0 11353 3235">
          <text:p/>
        </draw:connector>
        <draw:custom-shape draw:style-name="gr6" draw:text-style-name="P2" xml:id="id9" draw:id="id9" draw:layer="layout" svg:width="2.376cm" svg:height="0.726cm" svg:x="4.498cm" svg:y="12.484cm">
          <text:p text:style-name="P2"><text:span text:style-name="T1">RSS 2.0</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8" draw:id="id8" draw:layer="layout" svg:width="2.376cm" svg:height="0.726cm" svg:x="4.498cm" svg:y="11.362cm">
          <text:p text:style-name="P2"><text:span text:style-name="T1">RSS 1.0</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7" draw:id="id7" draw:layer="layout" svg:width="2.376cm" svg:height="0.726cm" svg:x="4.498cm" svg:y="10.174cm">
          <text:p text:style-name="P2"><text:span text:style-name="T1">Atom</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10" draw:id="id10" draw:layer="layout" svg:width="2.376cm" svg:height="0.726cm" svg:x="4.498cm" svg:y="13.54cm">
          <text:p text:style-name="P2"><text:span text:style-name="T1">Tag Soup</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xml:id="id11" draw:id="id11" draw:layer="layout" svg:width="2.376cm" svg:height="0.726cm" svg:x="4.498cm" svg:y="14.596cm">
          <text:p text:style-name="P2"><text:span text:style-name="T1">HTML</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2.64cm" svg:height="1.32cm" svg:x="16.84cm" svg:y="4.366cm">
          <text:p text:style-name="P3"><text:span text:style-name="T2">Poller</text:span></text:p>
          <draw:enhanced-geometry svg:viewBox="0 0 21600 21600" draw:mirror-horizontal="false" draw:mirror-vertical="false" draw:type="rectangle" draw:enhanced-path="M 0 0 L 21600 0 21600 21600 0 21600 0 0 Z N"/>
        </draw:custom-shape>
        <draw:connector draw:style-name="gr8" draw:text-style-name="P1" draw:layer="layout" draw:type="line" svg:x1="6.874cm" svg:y1="10.537cm" svg:x2="9.118cm" svg:y2="12.484cm" draw:start-shape="id7" draw:start-glue-point="1" draw:end-shape="id3" draw:end-glue-point="5" svg:d="M6874 10537l2244 1947" svg:viewBox="0 0 2245 1948">
          <text:p/>
        </draw:connector>
        <draw:connector draw:style-name="gr8" draw:text-style-name="P1" draw:layer="layout" draw:type="line" svg:x1="6.874cm" svg:y1="11.725cm" svg:x2="9.118cm" svg:y2="12.484cm" draw:start-shape="id8" draw:start-glue-point="1" draw:end-shape="id3" draw:end-glue-point="5" svg:d="M6874 11725l2244 759" svg:viewBox="0 0 2245 760">
          <text:p/>
        </draw:connector>
        <draw:connector draw:style-name="gr8" draw:text-style-name="P1" draw:layer="layout" draw:type="line" svg:x1="6.874cm" svg:y1="12.847cm" svg:x2="9.118cm" svg:y2="12.484cm" draw:start-shape="id9" draw:start-glue-point="1" draw:end-shape="id3" draw:end-glue-point="5" svg:d="M6874 12847l2244-363" svg:viewBox="0 0 2245 364">
          <text:p/>
        </draw:connector>
        <draw:connector draw:style-name="gr8" draw:text-style-name="P1" draw:layer="layout" draw:type="line" svg:x1="6.874cm" svg:y1="13.903cm" svg:x2="9.118cm" svg:y2="12.484cm" draw:start-shape="id10" draw:start-glue-point="1" draw:end-shape="id3" draw:end-glue-point="5" svg:d="M6874 13903l2244-1419" svg:viewBox="0 0 2245 1420">
          <text:p/>
        </draw:connector>
        <draw:connector draw:style-name="gr8" draw:text-style-name="P1" draw:layer="layout" draw:type="line" svg:x1="6.874cm" svg:y1="14.959cm" svg:x2="9.118cm" svg:y2="12.484cm" draw:start-shape="id11" draw:start-glue-point="1" draw:end-shape="id3" draw:end-glue-point="5" svg:d="M6874 14959l2244-2475" svg:viewBox="0 0 2245 2476">
          <text:p/>
        </draw:connector>
        <draw:line draw:style-name="gr9" draw:text-style-name="P1" draw:layer="layout" svg:x1="17.962cm" svg:y1="5.686cm" svg:x2="12.286cm" svg:y2="6.808cm">
          <text:p/>
        </draw:line>
        <draw:line draw:style-name="gr9" draw:text-style-name="P1" draw:layer="layout" svg:x1="17.896cm" svg:y1="5.686cm" svg:x2="12.286cm" svg:y2="11.824cm">
          <text:p/>
        </draw:line>
        <draw:line draw:style-name="gr9" draw:text-style-name="P1" draw:layer="layout" svg:x1="18.028cm" svg:y1="5.62cm" svg:x2="17.896cm" svg:y2="11.23cm">
          <text:p/>
        </draw:line>
        <draw:custom-shape draw:style-name="gr10" draw:text-style-name="P1" draw:layer="layout" svg:width="2.31cm" svg:height="2.046cm" svg:x="18.82cm" svg:y="16.77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nny Ayers</meta:initial-creator>
    <meta:creation-date>2014-06-12T09:08:12.783297425</meta:creation-date>
    <dc:date>2014-06-12T09:47:54.063208430</dc:date>
    <dc:creator>Danny Ayers</dc:creator>
    <meta:editing-duration>PT8M55S</meta:editing-duration>
    <meta:editing-cycles>1</meta:editing-cycles>
    <meta:document-statistic meta:object-count="27"/>
    <meta:generator>LibreOffice/4.2.3.3$Linux_x86 LibreOffice_project/420m0$Build-3</meta:generator>
  </office:meta>
</office:document-meta>
</file>